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4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4 月 份" calcext:value-type="string">
              <text:p><text:s text:c="7"/>中 華 民 國 97 年 4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486" calcext:value-type="float">
            <text:p><text:s text:c="3"/>4,48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8" calcext:value-type="float">
            <text:p><text:s text:c="3"/>2.38 </text:p>
          </table:table-cell>
          <table:table-cell table:style-name="ce29" office:value-type="float" office:value="3354" calcext:value-type="float">
            <text:p><text:s text:c="3"/>3,35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8" calcext:value-type="float">
            <text:p><text:s text:c="3"/>1.78 </text:p>
          </table:table-cell>
          <table:table-cell table:style-name="ce29" office:value-type="float" office:value="15549" calcext:value-type="float">
            <text:p><text:s text:c="3"/>15,549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29" office:value-type="float" office:value="12195" calcext:value-type="float">
            <text:p><text:s text:c="3"/>12,19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10056" calcext:value-type="float">
            <text:p><text:s text:c="3"/>10,05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29" office:value-type="float" office:value="4813" calcext:value-type="float">
            <text:p><text:s text:c="3"/>4,81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033" calcext:value-type="float">
            <text:p><text:s text:c="3"/>4,03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5" calcext:value-type="float">
            <text:p><text:s text:c="3"/>2.15 </text:p>
          </table:table-cell>
          <table:table-cell table:style-name="ce29" office:value-type="float" office:value="3329" calcext:value-type="float">
            <text:p><text:s text:c="3"/>3,329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7" calcext:value-type="float">
            <text:p><text:s text:c="3"/>1.77 </text:p>
          </table:table-cell>
          <table:table-cell table:style-name="ce29" office:value-type="float" office:value="15473" calcext:value-type="float">
            <text:p><text:s text:c="3"/>15,473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29" office:value-type="float" office:value="12144" calcext:value-type="float">
            <text:p><text:s text:c="3"/>12,14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10019" calcext:value-type="float">
            <text:p><text:s text:c="3"/>10,019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29" office:value-type="float" office:value="4799" calcext:value-type="float">
            <text:p><text:s text:c="3"/>4,79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086" calcext:value-type="float">
            <text:p><text:s text:c="3"/>4,08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6" calcext:value-type="float">
            <text:p><text:s text:c="3"/>2.66 </text:p>
          </table:table-cell>
          <table:table-cell table:style-name="ce29" office:value-type="float" office:value="2823" calcext:value-type="float">
            <text:p><text:s text:c="3"/>2,823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4" calcext:value-type="float">
            <text:p><text:s text:c="3"/>1.84 </text:p>
          </table:table-cell>
          <table:table-cell table:style-name="ce29" office:value-type="float" office:value="12896" calcext:value-type="float">
            <text:p><text:s text:c="3"/>12,896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4" calcext:value-type="float">
            <text:p><text:s text:c="3"/>8.40 </text:p>
          </table:table-cell>
          <table:table-cell table:style-name="ce29" office:value-type="float" office:value="10073" calcext:value-type="float">
            <text:p><text:s text:c="3"/>10,073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29" office:value-type="float" office:value="8202" calcext:value-type="float">
            <text:p><text:s text:c="3"/>8,20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29" office:value-type="float" office:value="3947" calcext:value-type="float">
            <text:p><text:s text:c="3"/>3,94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1411" calcext:value-type="float">
            <text:p><text:s text:c="3"/>1,4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30" office:value-type="float" office:value="1062" calcext:value-type="float">
            <text:p><text:s text:c="3"/>1,06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30" office:value-type="float" office:value="2552" calcext:value-type="float">
            <text:p><text:s text:c="3"/>2,55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8" calcext:value-type="float">
            <text:p><text:s text:c="3"/>8.18 </text:p>
          </table:table-cell>
          <table:table-cell table:style-name="ce30" office:value-type="float" office:value="1490" calcext:value-type="float">
            <text:p><text:s text:c="3"/>1,49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8" calcext:value-type="float">
            <text:p><text:s text:c="3"/>4.78 </text:p>
          </table:table-cell>
          <table:table-cell table:style-name="ce30" office:value-type="float" office:value="1802" calcext:value-type="float">
            <text:p><text:s text:c="3"/>1,80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8" calcext:value-type="float">
            <text:p><text:s text:c="3"/>5.78 </text:p>
          </table:table-cell>
          <table:table-cell table:style-name="ce30" office:value-type="float" office:value="884" calcext:value-type="float">
            <text:p><text:s text:c="3"/>88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36" calcext:value-type="float">
            <text:p><text:s text:c="3"/>33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" calcext:value-type="float">
            <text:p><text:s text:c="3"/>8.90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30" office:value-type="float" office:value="297" calcext:value-type="float">
            <text:p><text:s text:c="3"/>297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6" calcext:value-type="float">
            <text:p><text:s text:c="3"/>7.86 </text:p>
          </table:table-cell>
          <table:table-cell table:style-name="ce30" office:value-type="float" office:value="291" calcext:value-type="float">
            <text:p><text:s text:c="3"/>29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864" calcext:value-type="float">
            <text:p><text:s text:c="3"/>1,864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72" calcext:value-type="float">
            <text:p><text:s text:c="3"/>11.72 </text:p>
          </table:table-cell>
          <table:table-cell table:style-name="ce30" office:value-type="float" office:value="650" calcext:value-type="float">
            <text:p><text:s text:c="3"/>650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30" office:value-type="float" office:value="1509" calcext:value-type="float">
            <text:p><text:s text:c="3"/>1,50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48" calcext:value-type="float">
            <text:p><text:s text:c="3"/>9.48 </text:p>
          </table:table-cell>
          <table:table-cell table:style-name="ce30" office:value-type="float" office:value="859" calcext:value-type="float">
            <text:p><text:s text:c="3"/>85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936" calcext:value-type="float">
            <text:p><text:s text:c="3"/>93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30" office:value-type="float" office:value="513" calcext:value-type="float">
            <text:p><text:s text:c="3"/>513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30" calcext:value-type="float">
            <text:p><text:s text:c="3"/>730 </text:p>
          </table:table-cell>
          <table:table-cell table:style-name="ce26" office:value-type="float" office:value="1.47" calcext:value-type="float">
            <text:p><text:s text:c="3"/>1.47 </text:p>
          </table:table-cell>
          <table:table-cell table:style-name="ce26" office:value-type="float" office:value="17.91" calcext:value-type="float">
            <text:p><text:s text:c="3"/>17.91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3" calcext:value-type="float">
            <text:p><text:s text:c="3"/>5.30 </text:p>
          </table:table-cell>
          <table:table-cell table:style-name="ce30" office:value-type="float" office:value="486" calcext:value-type="float">
            <text:p><text:s text:c="3"/>486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92" calcext:value-type="float">
            <text:p><text:s text:c="3"/>11.92 </text:p>
          </table:table-cell>
          <table:table-cell table:style-name="ce30" office:value-type="float" office:value="270" calcext:value-type="float">
            <text:p><text:s text:c="3"/>27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22" calcext:value-type="float">
            <text:p><text:s/>－222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84" calcext:value-type="float">
            <text:p><text:s/>－4.8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30" office:value-type="float" office:value="399" calcext:value-type="float">
            <text:p><text:s text:c="3"/>399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9" calcext:value-type="float">
            <text:p><text:s text:c="3"/>8.69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8" calcext:value-type="float">
            <text:p><text:s text:c="3"/>4.88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00" calcext:value-type="float">
            <text:p><text:s text:c="3"/>20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7" calcext:value-type="float">
            <text:p><text:s text:c="3"/>1.57 </text:p>
          </table:table-cell>
          <table:table-cell table:style-name="ce30" office:value-type="float" office:value="308" calcext:value-type="float">
            <text:p><text:s text:c="3"/>30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2" calcext:value-type="float">
            <text:p><text:s text:c="3"/>2.42 </text:p>
          </table:table-cell>
          <table:table-cell table:style-name="ce30" office:value-type="float" office:value="1086" calcext:value-type="float">
            <text:p><text:s text:c="3"/>1,086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778" calcext:value-type="float">
            <text:p><text:s text:c="3"/>77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646" calcext:value-type="float">
            <text:p><text:s text:c="3"/>646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292" calcext:value-type="float">
            <text:p><text:s text:c="3"/>29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84" calcext:value-type="float">
            <text:p><text:s/>－584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42" calcext:value-type="float">
            <text:p><text:s/>－5.42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5" calcext:value-type="float">
            <text:p><text:s text:c="3"/>1.35 </text:p>
          </table:table-cell>
          <table:table-cell table:style-name="ce30" office:value-type="float" office:value="935" calcext:value-type="float">
            <text:p><text:s text:c="3"/>93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790" calcext:value-type="float">
            <text:p><text:s text:c="3"/>79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552" calcext:value-type="float">
            <text:p><text:s text:c="3"/>55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50" calcext:value-type="float">
            <text:p><text:s/>－150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43" calcext:value-type="float">
            <text:p><text:s/>－3.43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357" calcext:value-type="float">
            <text:p><text:s text:c="3"/>35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7" calcext:value-type="float">
            <text:p><text:s text:c="3"/>5.4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13" calcext:value-type="float">
            <text:p><text:s text:c="3"/>11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" calcext:value-type="float">
            <text:p><text:s text:c="3"/>1.90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30" office:value-type="float" office:value="520" calcext:value-type="float">
            <text:p><text:s text:c="3"/>52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5" calcext:value-type="float">
            <text:p><text:s text:c="3"/>8.75 </text:p>
          </table:table-cell>
          <table:table-cell table:style-name="ce30" office:value-type="float" office:value="539" calcext:value-type="float">
            <text:p><text:s text:c="3"/>539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6" calcext:value-type="float">
            <text:p><text:s text:c="3"/>9.06 </text:p>
          </table:table-cell>
          <table:table-cell table:style-name="ce30" office:value-type="float" office:value="302" calcext:value-type="float">
            <text:p><text:s text:c="3"/>30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16" calcext:value-type="float">
            <text:p><text:s/>－516 </text:p>
          </table:table-cell>
          <table:table-cell table:style-name="ce26" office:value-type="float" office:value="-0.94" calcext:value-type="float">
            <text:p><text:s/>－0.94 </text:p>
          </table:table-cell>
          <table:table-cell table:style-name="ce26" office:value-type="float" office:value="-11.44" calcext:value-type="float">
            <text:p><text:s/>－11.44 </text:p>
          </table:table-cell>
          <table:table-cell table:style-name="ce30" office:value-type="float" office:value="-66" calcext:value-type="float">
            <text:p><text:s/>－66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6" calcext:value-type="float">
            <text:p><text:s/>－1.46 </text:p>
          </table:table-cell>
          <table:table-cell table:style-name="ce30" office:value-type="float" office:value="349" calcext:value-type="float">
            <text:p><text:s text:c="3"/>34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4" calcext:value-type="float">
            <text:p><text:s text:c="3"/>7.74 </text:p>
          </table:table-cell>
          <table:table-cell table:style-name="ce30" office:value-type="float" office:value="415" calcext:value-type="float">
            <text:p><text:s text:c="3"/>41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2" calcext:value-type="float">
            <text:p><text:s text:c="3"/>9.20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94" calcext:value-type="float">
            <text:p><text:s/>－94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4" calcext:value-type="float">
            <text:p><text:s/>－1.04 </text:p>
          </table:table-cell>
          <table:table-cell table:style-name="ce30" office:value-type="float" office:value="-44" calcext:value-type="float">
            <text:p><text:s/>－44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30" office:value-type="float" office:value="701" calcext:value-type="float">
            <text:p><text:s text:c="3"/>70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4" calcext:value-type="float">
            <text:p><text:s text:c="3"/>7.74 </text:p>
          </table:table-cell>
          <table:table-cell table:style-name="ce30" office:value-type="float" office:value="745" calcext:value-type="float">
            <text:p><text:s text:c="3"/>74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30" office:value-type="float" office:value="443" calcext:value-type="float">
            <text:p><text:s text:c="3"/>44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564" calcext:value-type="float">
            <text:p><text:s/>－56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53" calcext:value-type="float">
            <text:p><text:s/>－5.53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777" calcext:value-type="float">
            <text:p><text:s text:c="3"/>77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62" calcext:value-type="float">
            <text:p><text:s text:c="3"/>7.62 </text:p>
          </table:table-cell>
          <table:table-cell table:style-name="ce30" office:value-type="float" office:value="700" calcext:value-type="float">
            <text:p><text:s text:c="3"/>70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546" calcext:value-type="float">
            <text:p><text:s text:c="3"/>54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90" calcext:value-type="float">
            <text:p><text:s/>－590 </text:p>
          </table:table-cell>
          <table:table-cell table:style-name="ce26" office:value-type="float" office:value="-0.66" calcext:value-type="float">
            <text:p><text:s/>－0.66 </text:p>
          </table:table-cell>
          <table:table-cell table:style-name="ce26" office:value-type="float" office:value="-8.1" calcext:value-type="float">
            <text:p><text:s/>－8.10 </text:p>
          </table:table-cell>
          <table:table-cell table:style-name="ce30" office:value-type="float" office:value="-120" calcext:value-type="float">
            <text:p><text:s/>－120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5" calcext:value-type="float">
            <text:p><text:s/>－1.65 </text:p>
          </table:table-cell>
          <table:table-cell table:style-name="ce30" office:value-type="float" office:value="530" calcext:value-type="float">
            <text:p><text:s text:c="3"/>53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650" calcext:value-type="float">
            <text:p><text:s text:c="3"/>65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3" calcext:value-type="float">
            <text:p><text:s text:c="3"/>8.93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7.01" calcext:value-type="float">
            <text:p><text:s/>－7.01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5" calcext:value-type="float">
            <text:p><text:s text:c="3"/>9.15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8" calcext:value-type="float">
            <text:p><text:s/>－128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55" calcext:value-type="float">
            <text:p><text:s/>－4.55 </text:p>
          </table:table-cell>
          <table:table-cell table:style-name="ce30" office:value-type="float" office:value="-44" calcext:value-type="float">
            <text:p><text:s/>－44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7" calcext:value-type="float">
            <text:p><text:s/>－1.57 </text:p>
          </table:table-cell>
          <table:table-cell table:style-name="ce30" office:value-type="float" office:value="233" calcext:value-type="float">
            <text:p><text:s text:c="3"/>233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30" office:value-type="float" office:value="277" calcext:value-type="float">
            <text:p><text:s text:c="3"/>27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5" calcext:value-type="float">
            <text:p><text:s text:c="3"/>9.85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41" calcext:value-type="float">
            <text:p><text:s text:c="3"/>3.4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5" calcext:value-type="float">
            <text:p><text:s/>－1.45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8" calcext:value-type="float">
            <text:p><text:s text:c="3"/>9.38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85" calcext:value-type="float">
            <text:p><text:s/>－185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79" calcext:value-type="float">
            <text:p><text:s/>－5.79 </text:p>
          </table:table-cell>
          <table:table-cell table:style-name="ce30" office:value-type="string" calcext:value-type="string">
            <text:p><text:s text:c="7"/>-</text:p>
          </table:table-cell>
          <table:table-cell table:number-columns-repeated="2" table:style-name="ce26" office:value-type="string" calcext:value-type="string">
            <text:p><text:s text:c="7"/>-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8" calcext:value-type="float">
            <text:p><text:s text:c="3"/>4.38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78" calcext:value-type="float">
            <text:p><text:s text:c="3"/>678 </text:p>
          </table:table-cell>
          <table:table-cell table:style-name="ce26" office:value-type="float" office:value="1.69" calcext:value-type="float">
            <text:p><text:s text:c="3"/>1.69 </text:p>
          </table:table-cell>
          <table:table-cell table:style-name="ce26" office:value-type="float" office:value="20.66" calcext:value-type="float">
            <text:p><text:s text:c="3"/>20.66 </text:p>
          </table:table-cell>
          <table:table-cell table:style-name="ce30" office:value-type="float" office:value="268" calcext:value-type="float">
            <text:p><text:s text:c="3"/>26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440" calcext:value-type="float">
            <text:p><text:s text:c="3"/>440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3.39" calcext:value-type="float">
            <text:p><text:s text:c="3"/>13.39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4" calcext:value-type="float">
            <text:p><text:s text:c="3"/>5.24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292" calcext:value-type="float">
            <text:p><text:s text:c="3"/>1,292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26" office:value-type="float" office:value="14.89" calcext:value-type="float">
            <text:p><text:s text:c="3"/>14.89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8" calcext:value-type="float">
            <text:p><text:s text:c="3"/>3.18 </text:p>
          </table:table-cell>
          <table:table-cell table:style-name="ce30" office:value-type="float" office:value="670" calcext:value-type="float">
            <text:p><text:s text:c="3"/>67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4" calcext:value-type="float">
            <text:p><text:s text:c="3"/>4.54 </text:p>
          </table:table-cell>
          <table:table-cell table:style-name="ce30" office:value-type="float" office:value="410" calcext:value-type="float">
            <text:p><text:s text:c="3"/>41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18" office:value-type="float" office:value="262" calcext:value-type="float">
            <text:p><text:s text:c="3"/>26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6" calcext:value-type="float">
            <text:p><text:s text:c="3"/>2.86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513" calcext:value-type="float">
            <text:p><text:s/>513 </text:p>
          </table:table-cell>
          <table:table-cell table:style-name="ce27" office:value-type="float" office:value="0.67" calcext:value-type="float">
            <text:p><text:s text:c="3"/>0.67 </text:p>
          </table:table-cell>
          <table:table-cell table:style-name="ce27" office:value-type="float" office:value="8.17" calcext:value-type="float">
            <text:p><text:s text:c="3"/>8.17 </text:p>
          </table:table-cell>
          <table:table-cell table:style-name="ce31" office:value-type="float" office:value="122" calcext:value-type="float">
            <text:p><text:s text:c="3"/>122 </text:p>
          </table:table-cell>
          <table:table-cell table:style-name="ce28" office:value-type="float" office:value="0.16" calcext:value-type="float">
            <text:p><text:s text:c="3"/>0.16 </text:p>
          </table:table-cell>
          <table:table-cell table:style-name="ce28" office:value-type="float" office:value="1.94" calcext:value-type="float">
            <text:p><text:s text:c="3"/>1.94 </text:p>
          </table:table-cell>
          <table:table-cell table:style-name="ce31" office:value-type="float" office:value="474" calcext:value-type="float">
            <text:p><text:s text:c="3"/>474 </text:p>
          </table:table-cell>
          <table:table-cell table:style-name="ce28" office:value-type="float" office:value="0.62" calcext:value-type="float">
            <text:p><text:s text:c="3"/>0.62 </text:p>
          </table:table-cell>
          <table:table-cell table:style-name="ce28" office:value-type="float" office:value="7.55" calcext:value-type="float">
            <text:p><text:s text:c="3"/>7.55 </text:p>
          </table:table-cell>
          <table:table-cell table:style-name="ce31" office:value-type="float" office:value="352" calcext:value-type="float">
            <text:p><text:s text:c="3"/>352 </text:p>
          </table:table-cell>
          <table:table-cell table:style-name="ce28" office:value-type="float" office:value="0.46" calcext:value-type="float">
            <text:p><text:s text:c="3"/>0.46 </text:p>
          </table:table-cell>
          <table:table-cell table:style-name="ce28" office:value-type="float" office:value="5.61" calcext:value-type="float">
            <text:p><text:s text:c="3"/>5.61 </text:p>
          </table:table-cell>
          <table:table-cell table:style-name="ce31" office:value-type="float" office:value="326" calcext:value-type="float">
            <text:p><text:s text:c="3"/>326 </text:p>
          </table:table-cell>
          <table:table-cell table:style-name="ce28" office:value-type="float" office:value="0.43" calcext:value-type="float">
            <text:p><text:s text:c="3"/>0.43 </text:p>
          </table:table-cell>
          <table:table-cell table:style-name="ce28" office:value-type="float" office:value="5.19" calcext:value-type="float">
            <text:p><text:s text:c="3"/>5.19 </text:p>
          </table:table-cell>
          <table:table-cell table:style-name="ce20" office:value-type="float" office:value="153" calcext:value-type="float">
            <text:p><text:s text:c="3"/>153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47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639" calcext:value-type="float">
            <text:p><text:s/>－639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96" calcext:value-type="float">
            <text:p><text:s/>－2.96 </text:p>
          </table:table-cell>
          <table:table-cell table:style-name="ce29" office:value-type="float" office:value="321" calcext:value-type="float">
            <text:p><text:s text:c="3"/>321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9" calcext:value-type="float">
            <text:p><text:s text:c="3"/>1.49 </text:p>
          </table:table-cell>
          <table:table-cell table:style-name="ce29" office:value-type="float" office:value="1643" calcext:value-type="float">
            <text:p><text:s text:c="3"/>1,643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62" calcext:value-type="float">
            <text:p><text:s text:c="3"/>7.62 </text:p>
          </table:table-cell>
          <table:table-cell table:style-name="ce29" office:value-type="float" office:value="1322" calcext:value-type="float">
            <text:p><text:s text:c="3"/>1,32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3" calcext:value-type="float">
            <text:p><text:s text:c="3"/>6.13 </text:p>
          </table:table-cell>
          <table:table-cell table:style-name="ce29" office:value-type="float" office:value="1152" calcext:value-type="float">
            <text:p><text:s text:c="3"/>1,15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17" office:value-type="float" office:value="506" calcext:value-type="float">
            <text:p><text:s text:c="3"/>50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6" calcext:value-type="float">
            <text:p><text:s text:c="3"/>1.96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52" calcext:value-type="float">
            <text:p><text:s/>－152 </text:p>
          </table:table-cell>
          <table:table-cell table:style-name="ce26" office:value-type="float" office:value="-0.66" calcext:value-type="float">
            <text:p><text:s/>－0.66 </text:p>
          </table:table-cell>
          <table:table-cell table:style-name="ce26" office:value-type="float" office:value="-8.1" calcext:value-type="float">
            <text:p><text:s/>－8.10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13" calcext:value-type="float">
            <text:p><text:s text:c="3"/>2.13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8" calcext:value-type="float">
            <text:p><text:s text:c="3"/>8.48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5" calcext:value-type="float">
            <text:p><text:s text:c="3"/>2.05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77" calcext:value-type="float">
            <text:p><text:s/>－177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9.87" calcext:value-type="float">
            <text:p><text:s/>－9.87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35" calcext:value-type="float">
            <text:p><text:s text:c="3"/>13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3" calcext:value-type="float">
            <text:p><text:s text:c="3"/>10.30 </text:p>
          </table:table-cell>
          <table:table-cell table:style-name="ce32" office:value-type="float" office:value="-15" calcext:value-type="float">
            <text:p><text:s/>－15 </text:p>
          </table:table-cell>
          <table:table-cell table:style-name="ce34" office:value-type="float" office:value="-0.09" calcext:value-type="float">
            <text:p><text:s/>－0.09 </text:p>
          </table:table-cell>
          <table:table-cell table:style-name="ce34" office:value-type="float" office:value="-1.14" calcext:value-type="float">
            <text:p><text:s/>－1.14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4" calcext:value-type="float">
            <text:p><text:s text:c="3"/>6.64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45" calcext:value-type="float">
            <text:p><text:s/>－45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35" calcext:value-type="float">
            <text:p><text:s/>－4.35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7" calcext:value-type="float">
            <text:p><text:s/>－0.77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2" calcext:value-type="float">
            <text:p><text:s text:c="3"/>8.12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35" calcext:value-type="float">
            <text:p><text:s/>－235 </text:p>
          </table:table-cell>
          <table:table-cell table:style-name="ce26" office:value-type="float" office:value="-1.22" calcext:value-type="float">
            <text:p><text:s/>－1.22 </text:p>
          </table:table-cell>
          <table:table-cell table:style-name="ce26" office:value-type="float" office:value="-14.93" calcext:value-type="float">
            <text:p><text:s/>－14.93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1" calcext:value-type="float">
            <text:p><text:s text:c="3"/>8.01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6" calcext:value-type="float">
            <text:p><text:s text:c="3"/>6.36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3" calcext:value-type="float">
            <text:p><text:s text:c="3"/>2.33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9" calcext:value-type="float">
            <text:p><text:s text:c="3"/>2.89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8" calcext:value-type="float">
            <text:p><text:s text:c="3"/>2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23" calcext:value-type="float">
            <text:p><text:s/>－123 </text:p>
          </table:table-cell>
          <table:table-cell table:style-name="ce26" office:value-type="float" office:value="-1.08" calcext:value-type="float">
            <text:p><text:s/>－1.08 </text:p>
          </table:table-cell>
          <table:table-cell table:style-name="ce26" office:value-type="float" office:value="-13.19" calcext:value-type="float">
            <text:p><text:s/>－13.19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6" calcext:value-type="float">
            <text:p><text:s text:c="3"/>2.3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9" calcext:value-type="float">
            <text:p><text:s text:c="3"/>8.69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93" calcext:value-type="float">
            <text:p><text:s text:c="3"/>9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7" calcext:value-type="float">
            <text:p><text:s text:c="3"/>4.27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9" calcext:value-type="float">
            <text:p><text:s text:c="3"/>3.99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56" calcext:value-type="float">
            <text:p><text:s/>－156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26" office:value-type="float" office:value="-6.63" calcext:value-type="float">
            <text:p><text:s/>－6.63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" calcext:value-type="float">
            <text:p><text:s text:c="3"/>1.70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26" office:value-type="float" office:value="-5.66" calcext:value-type="float">
            <text:p><text:s/>－5.66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586" calcext:value-type="float">
            <text:p><text:s text:c="3"/>586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8" calcext:value-type="float">
            <text:p><text:s text:c="3"/>1.48 </text:p>
          </table:table-cell>
          <table:table-cell table:style-name="ce29" office:value-type="float" office:value="934" calcext:value-type="float">
            <text:p><text:s text:c="3"/>934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29" office:value-type="float" office:value="749" calcext:value-type="float">
            <text:p><text:s text:c="3"/>74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665" calcext:value-type="float">
            <text:p><text:s text:c="3"/>665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3" calcext:value-type="float">
            <text:p><text:s text:c="3"/>5.33 </text:p>
          </table:table-cell>
          <table:table-cell table:style-name="ce17" office:value-type="float" office:value="346" calcext:value-type="float">
            <text:p><text:s text:c="3"/>34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7" calcext:value-type="float">
            <text:p><text:s text:c="3"/>7.67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4" calcext:value-type="float">
            <text:p><text:s text:c="3"/>7.24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47" calcext:value-type="float">
            <text:p><text:s text:c="3"/>247 </text:p>
          </table:table-cell>
          <table:table-cell table:style-name="ce26" office:value-type="float" office:value="2.01" calcext:value-type="float">
            <text:p><text:s text:c="3"/>2.01 </text:p>
          </table:table-cell>
          <table:table-cell table:style-name="ce26" office:value-type="float" office:value="24.48" calcext:value-type="float">
            <text:p><text:s text:c="3"/>24.48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8" calcext:value-type="float">
            <text:p><text:s text:c="3"/>1.58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4" calcext:value-type="float">
            <text:p><text:s text:c="3"/>3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224" calcext:value-type="float">
            <text:p><text:s text:c="3"/>224 </text:p>
          </table:table-cell>
          <table:table-cell table:style-name="ce26" office:value-type="float" office:value="1.32" calcext:value-type="float">
            <text:p><text:s text:c="3"/>1.32 </text:p>
          </table:table-cell>
          <table:table-cell table:style-name="ce26" office:value-type="float" office:value="16.15" calcext:value-type="float">
            <text:p><text:s text:c="3"/>16.1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3" calcext:value-type="float">
            <text:p><text:s text:c="3"/>3.53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1" calcext:value-type="float">
            <text:p><text:s text:c="3"/>9.01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5" calcext:value-type="float">
            <text:p><text:s/>－1.50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5" calcext:value-type="float">
            <text:p><text:s text:c="3"/>1.50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18" office:value-type="float" office:value="76" calcext:value-type="float">
            <text:p><text:s text:c="3"/>7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5.12" calcext:value-type="float">
            <text:p><text:s/>－5.12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4" calcext:value-type="float">
            <text:p><text:s/>－0.64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" calcext:value-type="float">
            <text:p><text:s text:c="3"/>4.90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46" office:value-type="float" office:value="4.05" calcext:value-type="float">
            <text:p><text:s text:c="3"/>4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67" calcext:value-type="float">
            <text:p><text:s/>－67 </text:p>
          </table:table-cell>
          <table:table-cell table:style-name="ce26" office:value-type="float" office:value="-2.24" calcext:value-type="float">
            <text:p><text:s/>－2.24 </text:p>
          </table:table-cell>
          <table:table-cell table:style-name="ce26" office:value-type="float" office:value="-27.36" calcext:value-type="float">
            <text:p><text:s/>－27.36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86" calcext:value-type="float">
            <text:p><text:s/>－2.8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4" calcext:value-type="float">
            <text:p><text:s text:c="3"/>6.5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" calcext:value-type="float">
            <text:p><text:s text:c="3"/>9.40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6" office:value-type="float" office:value="-0.56" calcext:value-type="float">
            <text:p><text:s/>－0.56 </text:p>
          </table:table-cell>
          <table:table-cell table:style-name="ce26" office:value-type="float" office:value="-6.88" calcext:value-type="float">
            <text:p><text:s/>－6.88 </text:p>
          </table:table-cell>
          <table:table-cell table:style-name="ce30" office:value-type="float" office:value="-22" calcext:value-type="float">
            <text:p><text:s/>－22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3" calcext:value-type="float">
            <text:p><text:s/>－1.43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74" calcext:value-type="float">
            <text:p><text:s text:c="3"/>174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6" calcext:value-type="float">
            <text:p><text:s text:c="3"/>10.60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8" calcext:value-type="float">
            <text:p><text:s text:c="3"/>2.68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9" calcext:value-type="float">
            <text:p><text:s text:c="3"/>9.19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45" calcext:value-type="float">
            <text:p><text:s/>－45 </text:p>
          </table:table-cell>
          <table:table-cell table:style-name="ce26" office:value-type="float" office:value="-1.5" calcext:value-type="float">
            <text:p><text:s/>－1.50 </text:p>
          </table:table-cell>
          <table:table-cell table:style-name="ce26" office:value-type="float" office:value="-18.34" calcext:value-type="float">
            <text:p><text:s/>－18.34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3" calcext:value-type="float">
            <text:p><text:s text:c="3"/>1.63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42" calcext:value-type="float">
            <text:p><text:s text:c="3"/>11.42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9" calcext:value-type="float">
            <text:p><text:s text:c="3"/>9.7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46" office:value-type="float" office:value="5.3" calcext:value-type="float">
            <text:p><text:s text:c="3"/>5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57" calcext:value-type="float">
            <text:p><text:s text:c="3"/>157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26" office:value-type="float" office:value="12.59" calcext:value-type="float">
            <text:p><text:s text:c="3"/>12.59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1" calcext:value-type="float">
            <text:p><text:s text:c="3"/>5.21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453" calcext:value-type="float">
            <text:p><text:s text:c="3"/>453 </text:p>
          </table:table-cell>
          <table:table-cell table:style-name="ce25" office:value-type="float" office:value="4.91" calcext:value-type="float">
            <text:p><text:s text:c="3"/>4.91 </text:p>
          </table:table-cell>
          <table:table-cell table:style-name="ce25" office:value-type="float" office:value="59.88" calcext:value-type="float">
            <text:p><text:s text:c="3"/>59.88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" calcext:value-type="float">
            <text:p><text:s text:c="3"/>3.30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10.02" calcext:value-type="float">
            <text:p><text:s text:c="3"/>10.02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8" calcext:value-type="float">
            <text:p><text:s text:c="3"/>4.88 </text:p>
          </table:table-cell>
          <table:table-cell table:style-name="ce17" office:value-type="float" office:value="14" calcext:value-type="float">
            <text:p><text:s text:c="3"/>1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45" calcext:value-type="float">
            <text:p><text:s text:c="3"/>445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26" office:value-type="float" office:value="65.95" calcext:value-type="float">
            <text:p><text:s text:c="3"/>65.95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6" calcext:value-type="float">
            <text:p><text:s text:c="3"/>2.96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5" calcext:value-type="float">
            <text:p><text:s text:c="3"/>9.75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8" calcext:value-type="float">
            <text:p><text:s text:c="3"/>8 </text:p>
          </table:table-cell>
          <table:table-cell table:style-name="ce28" office:value-type="float" office:value="0.8" calcext:value-type="float">
            <text:p><text:s text:c="3"/>0.80 </text:p>
          </table:table-cell>
          <table:table-cell table:style-name="ce28" office:value-type="float" office:value="9.78" calcext:value-type="float">
            <text:p><text:s text:c="3"/>9.78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" calcext:value-type="float">
            <text:p><text:s text:c="3"/>0.50 </text:p>
          </table:table-cell>
          <table:table-cell table:style-name="ce35" office:value-type="float" office:value="6.11" calcext:value-type="float">
            <text:p><text:s text:c="3"/>6.11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" calcext:value-type="float">
            <text:p><text:s text:c="3"/>1.00 </text:p>
          </table:table-cell>
          <table:table-cell table:style-name="ce28" office:value-type="float" office:value="12.22" calcext:value-type="float">
            <text:p><text:s text:c="3"/>12.22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6.11" calcext:value-type="float">
            <text:p><text:s text:c="3"/>6.11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38" office:value-type="float" office:value="3.67" calcext:value-type="float">
            <text:p><text:s text:c="3"/>3.67 </text:p>
          </table:table-cell>
          <table:table-cell table:style-name="ce41" office:value-type="float" office:value="2" calcext:value-type="float">
            <text:p><text:s/>2 </text:p>
          </table:table-cell>
          <table:table-cell table:style-name="ce44" office:value-type="float" office:value="0.2" calcext:value-type="float">
            <text:p><text:s text:c="3"/>0.20 </text:p>
          </table:table-cell>
          <table:table-cell table:style-name="ce48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5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5-06T11:18:31</dc:date>
    <meta:print-date>2008-05-06T11:1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